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2.4154in"/>
    </style:style>
    <style:style style:name="co22" style:family="table-column">
      <style:table-column-properties fo:break-before="auto" style:column-width="1.0528in"/>
    </style:style>
    <style:style style:name="co23" style:family="table-column">
      <style:table-column-properties fo:break-before="auto" style:column-width="1.2839in"/>
    </style:style>
    <style:style style:name="co24" style:family="table-column">
      <style:table-column-properties fo:break-before="auto" style:column-width="1.1764in"/>
    </style:style>
    <style:style style:name="co25" style:family="table-column">
      <style:table-column-properties fo:break-before="auto" style:column-width="0.8307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2.3929in"/>
    </style:style>
    <style:style style:name="co29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1516in"/>
    </style:style>
    <style:style style:name="co32" style:family="table-column">
      <style:table-column-properties fo:break-before="auto" style:column-width="1.3in"/>
    </style:style>
    <style:style style:name="co33" style:family="table-column">
      <style:table-column-properties fo:break-before="auto" style:column-width="1.1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text-position="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text-position="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style:text-position="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  <style:text-properties style:text-position="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style:text-position="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33" style:family="table-cell" style:parent-style-name="Pivot_20_Table_20_Value" style:data-style-name="N41">
      <style:table-cell-properties fo:border-bottom="none" fo:border-left="0.99pt solid #000000" fo:border-right="none" fo:border-top="none"/>
      <style:text-properties style:text-position=""/>
    </style:style>
    <style:style style:name="ce34" style:family="table-cell" style:parent-style-name="Pivot_20_Table_20_Value" style:data-style-name="N41">
      <style:table-cell-properties fo:border-bottom="none" fo:border-left="0.99pt solid #000000" fo:border-right="none" fo:border-top="0.99pt solid #000000"/>
      <style:text-properties style:text-position=""/>
    </style:style>
    <style:style style:name="ce35" style:family="table-cell" style:parent-style-name="Pivot_20_Table_20_Value" style:data-style-name="N41">
      <style:table-cell-properties fo:border-bottom="0.99pt solid #000000" fo:border-left="0.99pt solid #000000" fo:border-right="none" fo:border-top="none"/>
      <style:text-properties style:text-position=""/>
    </style:style>
    <style:style style:name="ce36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37" style:family="table-cell" style:parent-style-name="Pivot_20_Table_20_Value" style:data-style-name="N41">
      <style:text-properties style:text-position=""/>
    </style:style>
    <style:style style:name="ce38" style:family="table-cell" style:parent-style-name="Pivot_20_Table_20_Value" style:data-style-name="N41">
      <style:table-cell-properties fo:border-bottom="none" fo:border-left="none" fo:border-right="none" fo:border-top="0.99pt solid #000000"/>
      <style:text-properties style:text-position=""/>
    </style:style>
    <style:style style:name="ce39" style:family="table-cell" style:parent-style-name="Pivot_20_Table_20_Value" style:data-style-name="N41">
      <style:table-cell-properties fo:border-bottom="0.99pt solid #000000" fo:border-left="none" fo:border-right="none" fo:border-top="none"/>
      <style:text-properties style:text-position=""/>
    </style:style>
    <style:style style:name="ce40" style:family="table-cell" style:parent-style-name="Pivot_20_Table_20_Result" style:data-style-name="N41">
      <style:table-cell-properties fo:border-bottom="2.01pt solid #000000" fo:border-left="none" fo:border-right="none" fo:border-top="0.99pt solid #000000"/>
      <style:text-properties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84">
      <style:text-properties style:text-position="" style:font-name="Arial" fo:font-weight="normal" style:font-name-asian="Arial Unicode MS" style:font-weight-asian="normal" style:font-name-complex="Arial Unicode MS" style:font-weight-complex="normal"/>
    </style:style>
    <style:style style:name="ce43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44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4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9" style:family="table-cell" style:parent-style-name="Pivot_20_Table_20_Value" style:data-style-name="N0"/>
    <style:style style:name="ce6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egment length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18]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19]" office:value-type="float" office:value="2" calcext:value-type="float">
            <text:p>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 table:formula="of:=[.A22]" office:value-type="float" office:value="3" calcext:value-type="float">
            <text:p>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3]" office:value-type="float" office:value="3" calcext:value-type="float">
            <text:p>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formula="of:=[.A24]" office:value-type="float" office:value="3" calcext:value-type="float">
            <text:p>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formula="of:=[.A25]" office:value-type="float" office:value="3" calcext:value-type="float">
            <text:p>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C28]-[.C27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C29]-[.C28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formula="of:=[.A28]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 table:formula="of:=[.C30]-[.C29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formula="of:=[.A29]" office:value-type="float" office:value="3" calcext:value-type="float">
            <text:p>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C33]-[.C32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32]" office:value-type="float" office:value="4" calcext:value-type="float">
            <text:p>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C34]-[.C33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C35]-[.C34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36]-[.C35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C37]-[.C36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C38]-[.C37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 table:formula="of:=[.C39]-[.C38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C42]-[.C41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 table:formula="of:=[.A41]" office:value-type="float" office:value="5" calcext:value-type="float">
            <text:p>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43]-[.C42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formula="of:=[.A42]" office:value-type="float" office:value="5" calcext:value-type="float">
            <text:p>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44]-[.C43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formula="of:=[.A43]" office:value-type="float" office:value="5" calcext:value-type="float">
            <text:p>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C45]-[.C4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C46]-[.C45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formula="of:=[.A45]" office:value-type="float" office:value="5" calcext:value-type="float">
            <text:p>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C47]-[.C46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formula="of:=[.A46]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 table:formula="of:=[.C48]-[.C47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C51]-[.C50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 table:formula="of:=[.A50]" office:value-type="float" office:value="6" calcext:value-type="float">
            <text:p>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52]-[.C51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formula="of:=[.A51]" office:value-type="float" office:value="6" calcext:value-type="float">
            <text:p>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C53]-[.C52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52]" office:value-type="float" office:value="6" calcext:value-type="float">
            <text:p>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54]-[.C5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53]" office:value-type="float" office:value="6" calcext:value-type="float">
            <text:p>6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55]-[.C5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54]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 table:formula="of:=[.C56]-[.C55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 table:formula="of:=[.A55]" office:value-type="float" office:value="6" calcext:value-type="float">
            <text:p>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C59]-[.C58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 table:formula="of:=[.A58]" office:value-type="float" office:value="7" calcext:value-type="float">
            <text:p>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C60]-[.C59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formula="of:=[.A59]" office:value-type="float" office:value="7" calcext:value-type="float">
            <text:p>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C61]-[.C60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 table:formula="of:=[.A60]" office:value-type="float" office:value="7" calcext:value-type="float">
            <text:p>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C62]-[.C61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1]" office:value-type="float" office:value="7" calcext:value-type="float">
            <text:p>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63]-[.C62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62]" office:value-type="float" office:value="7" calcext:value-type="float">
            <text:p>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C64]-[.C6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63]" office:value-type="float" office:value="7" calcext:value-type="float">
            <text:p>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C65]-[.C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4]" office:value-type="float" office:value="7" calcext:value-type="float">
            <text:p>7</text:p>
          </table:table-cell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66]-[.C65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65]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 table:formula="of:=[.C67]-[.C66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66]" office:value-type="float" office:value="7" calcext:value-type="float">
            <text:p>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C70]-[.C69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 table:formula="of:=[.A69]" office:value-type="float" office:value="8" calcext:value-type="float">
            <text:p>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C71]-[.C70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C72]-[.C71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C73]-[.C72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C74]-[.C7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C75]-[.C74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 table:formula="of:=[.C76]-[.C75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75]" office:value-type="float" office:value="8" calcext:value-type="float">
            <text:p>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C79]-[.C7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8]"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C80]-[.C79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81]-[.C80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C82]-[.C81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C83]-[.C8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84]-[.C8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85]-[.C84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 table:formula="of:=[.C86]-[.C85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89]-[.C8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88]" office:value-type="float" office:value="10" calcext:value-type="float">
            <text:p>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C90]-[.C89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 table:formula="of:=[.A89]"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C91]-[.C90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formula="of:=[.A90]" office:value-type="float" office:value="10" calcext:value-type="float">
            <text:p>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C92]-[.C9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91]" office:value-type="float" office:value="10" calcext:value-type="float">
            <text:p>1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C93]-[.C92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formula="of:=[.A92]" office:value-type="float" office:value="10" calcext:value-type="float">
            <text:p>1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C94]-[.C9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93]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 table:formula="of:=[.C95]-[.C94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formula="of:=[.A94]" office:value-type="float" office:value="10" calcext:value-type="float">
            <text:p>1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98]-[.C97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 table:formula="of:=[.A97]" office:value-type="float" office:value="11" calcext:value-type="float">
            <text:p>1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C99]-[.C9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98]" office:value-type="float" office:value="11" calcext:value-type="float">
            <text:p>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C100]-[.C99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99]" office:value-type="float" office:value="11" calcext:value-type="float">
            <text:p>1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101]-[.C100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formula="of:=[.A100]" office:value-type="float" office:value="11" calcext:value-type="float">
            <text:p>1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C102]-[.C101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formula="of:=[.A101]"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 table:formula="of:=[.C103]-[.C10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02]" office:value-type="float" office:value="11" calcext:value-type="float">
            <text:p>1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C106]-[.C105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 table:formula="of:=[.A105]" office:value-type="float" office:value="12" calcext:value-type="float">
            <text:p>1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C107]-[.C10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106]" office:value-type="float" office:value="12" calcext:value-type="float">
            <text:p>1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C108]-[.C107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formula="of:=[.A107]" office:value-type="float" office:value="12" calcext:value-type="float">
            <text:p>1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C109]-[.C108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formula="of:=[.A108]" office:value-type="float" office:value="12" calcext:value-type="float">
            <text:p>1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C110]-[.C109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 table:formula="of:=[.A109]" office:value-type="float" office:value="12" calcext:value-type="float">
            <text:p>1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C111]-[.C11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10]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 table:formula="of:=[.C112]-[.C111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formula="of:=[.A111]" office:value-type="float" office:value="12" calcext:value-type="float">
            <text:p>1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C115]-[.C114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 table:formula="of:=[.A114]" office:value-type="float" office:value="13" calcext:value-type="float">
            <text:p>1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C116]-[.C115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 table:formula="of:=[.A115]" office:value-type="float" office:value="13" calcext:value-type="float">
            <text:p>1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C117]-[.C116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formula="of:=[.A116]" office:value-type="float" office:value="13" calcext:value-type="float">
            <text:p>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C118]-[.C117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formula="of:=[.A117]" office:value-type="float" office:value="13" calcext:value-type="float">
            <text:p>1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C119]-[.C118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formula="of:=[.A118]" office:value-type="float" office:value="13" calcext:value-type="float">
            <text:p>1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C120]-[.C119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formula="of:=[.A119]" office:value-type="float" office:value="13" calcext:value-type="float">
            <text:p>1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C121]-[.C120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20]" office:value-type="float" office:value="13" calcext:value-type="float">
            <text:p>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C122]-[.C121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1]" office:value-type="float" office:value="13" calcext:value-type="float">
            <text:p>13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C123]-[.C122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22]"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24]-[.C123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C127]-[.C126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 table:formula="of:=[.A126]" office:value-type="float" office:value="14" calcext:value-type="float">
            <text:p>1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C128]-[.C127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formula="of:=[.A127]" office:value-type="float" office:value="14" calcext:value-type="float">
            <text:p>1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C129]-[.C128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formula="of:=[.A128]" office:value-type="float" office:value="14" calcext:value-type="float">
            <text:p>14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C130]-[.C129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9]"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C131]-[.C130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formula="of:=[.A130]" office:value-type="float" office:value="14" calcext:value-type="float">
            <text:p>1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C132]-[.C131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31]" office:value-type="float" office:value="14" calcext:value-type="float">
            <text:p>1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C133]-[.C132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132]" office:value-type="float" office:value="14" calcext:value-type="float">
            <text:p>14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C134]-[.C133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formula="of:=[.A133]"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C135]-[.C134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formula="of:=[.A134]" office:value-type="float" office:value="14" calcext:value-type="float">
            <text:p>1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138]-[.C137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37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C139]-[.C13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138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C140]-[.C139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formula="of:=[.A139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C141]-[.C140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formula="of:=[.A140]"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C142]-[.C141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formula="of:=[.A141]" office:value-type="float" office:value="15" calcext:value-type="float">
            <text:p>1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C143]-[.C142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142]" office:value-type="float" office:value="15" calcext:value-type="float">
            <text:p>1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C144]-[.C143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formula="of:=[.A143]" office:value-type="float" office:value="15" calcext:value-type="float">
            <text:p>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C145]-[.C144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44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C146]-[.C145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formula="of:=[.A145]" office:value-type="float" office:value="15" calcext:value-type="float">
            <text:p>1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C147]-[.C146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 table:formula="of:=[.A146]"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 table:formula="of:=[.C148]-[.C147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147]" office:value-type="float" office:value="15" calcext:value-type="float">
            <text:p>1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C151]-[.C150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 table:formula="of:=[.A150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C152]-[.C151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formula="of:=[.A151]" office:value-type="float" office:value="16" calcext:value-type="float">
            <text:p>1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C153]-[.C152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52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C154]-[.C153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formula="of:=[.A153]" office:value-type="float" office:value="16" calcext:value-type="float">
            <text:p>1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C155]-[.C154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formula="of:=[.A154]" office:value-type="float" office:value="16" calcext:value-type="float">
            <text:p>1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C156]-[.C155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formula="of:=[.A155]"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table:number-columns-repeated="53"/>
        </table:table-row>
        <table:table-row table:style-name="ro1">
          <table:table-cell table:formula="of:=[.A156]" office:value-type="float" office:value="16" calcext:value-type="float">
            <text:p>1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60]-[.C159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formula="of:=[.A159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C161]-[.C160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C162]-[.C161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formula="of:=[.A161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163]-[.C162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62]" office:value-type="float" office:value="17" calcext:value-type="float">
            <text:p>1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64]-[.C163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163]" office:value-type="float" office:value="17" calcext:value-type="float">
            <text:p>1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C165]-[.C164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formula="of:=[.A164]"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C166]-[.C165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65]" office:value-type="float" office:value="17" calcext:value-type="float">
            <text:p>1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67]-[.C16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66]" office:value-type="float" office:value="17" calcext:value-type="float">
            <text:p>1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C168]-[.C167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formula="of:=[.A167]" office:value-type="float" office:value="17" calcext:value-type="float">
            <text:p>17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C169]-[.C168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formula="of:=[.A168]"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 table:formula="of:=[.C170]-[.C169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69]" office:value-type="float" office:value="17" calcext:value-type="float">
            <text:p>1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173]-[.C172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formula="of:=[.A172]" office:value-type="float" office:value="18" calcext:value-type="float">
            <text:p>18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53S" calcext:value-type="time">
            <text:p>00:03:53</text:p>
          </table:table-cell>
          <table:table-cell table:style-name="ce6" table:formula="of:=[.C174]-[.C173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 table:formula="of:=[.A173]"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C175]-[.C174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formula="of:=[.A174]" office:value-type="float" office:value="18" calcext:value-type="float">
            <text:p>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C176]-[.C175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formula="of:=[.A175]" office:value-type="float" office:value="18" calcext:value-type="float">
            <text:p>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C177]-[.C176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formula="of:=[.A176]"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C178]-[.C177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77]" office:value-type="float" office:value="18" calcext:value-type="float">
            <text:p>1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C179]-[.C178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formula="of:=[.A178]" office:value-type="float" office:value="18" calcext:value-type="float">
            <text:p>1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80]-[.C179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79]" office:value-type="float" office:value="18" calcext:value-type="float">
            <text:p>18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C181]-[.C180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80]"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 table:formula="of:=[.C182]-[.C181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formula="of:=[.A181]" office:value-type="float" office:value="18" calcext:value-type="float">
            <text:p>1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C185]-[.C184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 table:formula="of:=[.A184]"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C186]-[.C185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formula="of:=[.A185]" office:value-type="float" office:value="19" calcext:value-type="float">
            <text:p>1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C187]-[.C186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formula="of:=[.A186]" office:value-type="float" office:value="19" calcext:value-type="float">
            <text:p>1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88]-[.C187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 table:formula="of:=[.A187]"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C189]-[.C188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 table:formula="of:=[.A188]"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C190]-[.C189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89]" office:value-type="float" office:value="19" calcext:value-type="float">
            <text:p>1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C191]-[.C19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90]"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C192]-[.C191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1]"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C193]-[.C192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formula="of:=[.A192]" office:value-type="float" office:value="19" calcext:value-type="float">
            <text:p>1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C194]-[.C193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formula="of:=[.A193]"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 table:formula="of:=[.C195]-[.C194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formula="of:=[.A194]" office:value-type="float" office:value="19" calcext:value-type="float">
            <text:p>1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C198]-[.C197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 table:formula="of:=[.A197]"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C199]-[.C198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formula="of:=[.A198]" office:value-type="float" office:value="20" calcext:value-type="float">
            <text:p>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200]-[.C199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formula="of:=[.A199]" office:value-type="float" office:value="20" calcext:value-type="float">
            <text:p>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C201]-[.C200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00]" office:value-type="float" office:value="20" calcext:value-type="float">
            <text:p>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C202]-[.C20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201]" office:value-type="float" office:value="20" calcext:value-type="float">
            <text:p>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203]-[.C20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202]" office:value-type="float" office:value="20" calcext:value-type="float">
            <text:p>2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C204]-[.C20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203]"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 table:formula="of:=[.C205]-[.C204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formula="of:=[.A204]" office:value-type="float" office:value="20" calcext:value-type="float">
            <text:p>2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8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6"/>
          <table:table-cell table:number-columns-repeated="55"/>
        </table:table-row>
        <table:table-row table:style-name="ro1" table:number-rows-repeated="2">
          <table:table-cell table:style-name="ce4"/>
          <table:table-cell table:style-name="ce6"/>
          <table:table-cell table:number-columns-repeated="55"/>
        </table:table-row>
        <table:table-row table:style-name="ro1" table:number-rows-repeated="2">
          <table:table-cell/>
          <table:table-cell table:style-name="ce6"/>
          <table:table-cell table:number-columns-repeated="55"/>
        </table:table-row>
        <table:table-row table:style-name="ro1" table:number-rows-repeated="1048351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egment deltas" table:style-name="ta1">
        <table:table-column table:style-name="co18" table:default-cell-style-name="ce48"/>
        <table:table-column table:style-name="co31" table:default-cell-style-name="ce53"/>
        <table:table-column table:style-name="co32" table:default-cell-style-name="ce59"/>
        <table:table-column table:style-name="co33" table:default-cell-style-name="ce65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45"/>
          <table:table-cell table:style-name="ce50" office:value-type="string" calcext:value-type="string">
            <text:p>Data</text:p>
          </table:table-cell>
          <table:table-cell table:style-name="ce56"/>
          <table:table-cell table:style-name="ce62"/>
        </table:table-row>
        <table:table-row table:style-name="ro2">
          <table:table-cell table:style-name="ce46" office:value-type="string" calcext:value-type="string">
            <text:p>Segment</text:p>
          </table:table-cell>
          <table:table-cell table:style-name="ce51" office:value-type="string" calcext:value-type="string">
            <text:p>Min - Daily index</text:p>
          </table:table-cell>
          <table:table-cell table:style-name="ce57" office:value-type="string" calcext:value-type="string">
            <text:p>Count - Daily index</text:p>
          </table:table-cell>
          <table:table-cell table:style-name="ce63" office:value-type="string" calcext:value-type="string">
            <text:p>Max - Daily index</text:p>
          </table:table-cell>
        </table:table-row>
        <table:table-row table:style-name="ro2">
          <table:table-cell table:style-name="ce47" office:value-type="string" calcext:value-type="string">
            <text:p>FIRES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64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BOX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OUT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RIORITY LAN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QUESTION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YC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ON-CORE MODULE CONTINUU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OARD OVERVIE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ON-FUNCTIONAL CONTINU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ODULES CONTINUU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ONEYBOX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ARKETING BO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WATBOX</text:p>
          </table:table-cell>
          <table:table-cell table:style-name="ce54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float" office:value="19" calcext:value-type="float">
            <text:p>19</text:p>
          </table:table-cell>
        </table:table-row>
        <table:table-row table:style-name="ro2">
          <table:table-cell table:style-name="ce49" office:value-type="string" calcext:value-type="string">
            <text:p>Total Result</text:p>
          </table:table-cell>
          <table:table-cell table:style-name="ce55" office:value-type="float" office:value="1" calcext:value-type="float">
            <text:p>1</text:p>
          </table:table-cell>
          <table:table-cell table:style-name="ce61" office:value-type="float" office:value="145" calcext:value-type="float">
            <text:p>145</text:p>
          </table:table-cell>
          <table:table-cell table:style-name="ce67" office:value-type="float" office:value="20" calcext:value-type="float">
            <text:p>20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total use of time per segment" table:style-name="ta1">
        <table:table-column table:style-name="co18" table:default-cell-style-name="ce13"/>
        <table:table-column table:style-name="co22" table:default-cell-style-name="ce33"/>
        <table:table-column table:style-name="co23" table:default-cell-style-name="ce37"/>
        <table:table-column table:style-name="co24" table:default-cell-style-name="ce3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0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1">
          <table:table-cell table:style-name="ce11" office:value-type="string" calcext:value-type="string">
            <text:p>Segment</text:p>
          </table:table-cell>
          <table:table-cell table:style-name="ce16" office:value-type="string" calcext:value-type="string">
            <text:p>Sum - Duration</text:p>
          </table:table-cell>
          <table:table-cell table:style-name="ce22" office:value-type="string" calcext:value-type="string">
            <text:p>Average - Duration</text:p>
          </table:table-cell>
          <table:table-cell table:style-name="ce28" office:value-type="string" calcext:value-type="string">
            <text:p>Count - Segment</text:p>
          </table:table-cell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12S" calcext:value-type="time">
            <text:p>01:46:12</text:p>
          </table:table-cell>
          <table:table-cell office:value-type="time" office:time-value="PT00H05M54S" calcext:value-type="time">
            <text:p>00:05: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3M40S" calcext:value-type="time">
            <text:p>00:23:40</text:p>
          </table:table-cell>
          <table:table-cell office:value-type="time" office:time-value="PT00H01M18.888888889S" calcext:value-type="time">
            <text:p>00:01: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3M25S" calcext:value-type="time">
            <text:p>00:23:25</text:p>
          </table:table-cell>
          <table:table-cell office:value-type="time" office:time-value="PT00H01M57.083333333S" calcext:value-type="time">
            <text:p>00:01: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string" calcext:value-type="string">
            <text:p>BOARD OVERVIEW</text:p>
          </table:table-cell>
          <table:table-cell table:style-name="ce34" office:value-type="time" office:time-value="PT00H20M38S" calcext:value-type="time">
            <text:p>00:20:38</text:p>
          </table:table-cell>
          <table:table-cell table:style-name="ce38" office:value-type="time" office:time-value="PT00H06M52.666666667S" calcext:value-type="time">
            <text:p>00:06:53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20S" calcext:value-type="time">
            <text:p>00:15:20</text:p>
          </table:table-cell>
          <table:table-cell office:value-type="time" office:time-value="PT00H07M40S" calcext:value-type="time">
            <text:p>00:07: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BOX</text:p>
          </table:table-cell>
          <table:table-cell table:style-name="ce35" office:value-type="time" office:time-value="PT00H00M13S" calcext:value-type="time">
            <text:p>00:00:13</text:p>
          </table:table-cell>
          <table:table-cell table:style-name="ce39" office:value-type="time" office:time-value="PT00H00M13S" calcext:value-type="time">
            <text:p>00:00:13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36" office:value-type="time" office:time-value="PT11H33M21S" calcext:value-type="time">
            <text:p>11:33:21</text:p>
          </table:table-cell>
          <table:table-cell table:style-name="ce40" office:value-type="time" office:time-value="PT00H04M46.903448276S" calcext:value-type="time">
            <text:p>00:04:47</text:p>
          </table:table-cell>
          <table:table-cell table:style-name="ce32" office:value-type="float" office:value="145" calcext:value-type="float">
            <text:p>145</text:p>
          </table:table-cell>
        </table:table-row>
      </table:table>
      <table:table table:name="Derived metrics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41" office:value-type="string" calcext:value-type="string">
            <text:p>Daily date</text:p>
          </table:table-cell>
          <table:table-cell table:style-name="ce44" office:value-type="string" calcext:value-type="string">
            <text:p>Effective duration</text:p>
          </table:table-cell>
          <table:table-cell table:style-name="ce9" office:value-type="string" calcext:value-type="string">
            <text:p>Segment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6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date" office:date-value="2015-12-09" calcext:value-type="date">
            <text:p>2015-12-09</text:p>
          </table:table-cell>
          <table:table-cell table:style-name="ce6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date" office:date-value="2015-12-10" calcext:value-type="date">
            <text:p>2015-12-10</text:p>
          </table:table-cell>
          <table:table-cell table:style-name="ce6" table:formula="of:=['Segment lengths'.C29]-['Segment lengths'.C22]" office:value-type="time" office:time-value="PT00H27M38S" calcext:value-type="time">
            <text:p>00:27:38</text:p>
          </table:table-cell>
          <table:table-cell table:formula="of:=COUNTA(['Segment lengths'.B22:'Segment lengths'.B28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date" office:date-value="2015-12-11" calcext:value-type="date">
            <text:p>2015-12-11</text:p>
          </table:table-cell>
          <table:table-cell table:style-name="ce6" table:formula="of:=['Segment lengths'.C38]-['Segment lengths'.C32]" office:value-type="time" office:time-value="PT00H32M25S" calcext:value-type="time">
            <text:p>00:32:25</text:p>
          </table:table-cell>
          <table:table-cell table:formula="of:=COUNTA(['Segment lengths'.B32:'Segment lengths'.B3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date" office:date-value="2015-12-14" calcext:value-type="date">
            <text:p>2015-12-14</text:p>
          </table:table-cell>
          <table:table-cell table:style-name="ce6" table:formula="of:=['Segment lengths'.C47]-['Segment lengths'.C41]" office:value-type="time" office:time-value="PT00H27M34S" calcext:value-type="time">
            <text:p>00:27:34</text:p>
          </table:table-cell>
          <table:table-cell table:formula="of:=COUNTA(['Segment lengths'.B41:'Segment lengths'.B46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date" office:date-value="2015-12-15" calcext:value-type="date">
            <text:p>2015-12-15</text:p>
          </table:table-cell>
          <table:table-cell table:style-name="ce6" table:formula="of:=['Segment lengths'.C55]-['Segment lengths'.C50]" office:value-type="time" office:time-value="PT00H15M23S" calcext:value-type="time">
            <text:p>00:15:23</text:p>
          </table:table-cell>
          <table:table-cell table:formula="of:=COUNTA(['Segment lengths'.B50:'Segment lengths'.B54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date" office:date-value="2015-12-16" calcext:value-type="date">
            <text:p>2015-12-16</text:p>
          </table:table-cell>
          <table:table-cell table:style-name="ce6" table:formula="of:=['Segment lengths'.C66]-['Segment lengths'.C58]" office:value-type="time" office:time-value="PT00H26M42S" calcext:value-type="time">
            <text:p>00:26:42</text:p>
          </table:table-cell>
          <table:table-cell table:formula="of:=COUNTA(['Segment lengths'.B58:'Segment lengths'.B65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date" office:date-value="2015-12-17" calcext:value-type="date">
            <text:p>2015-12-17</text:p>
          </table:table-cell>
          <table:table-cell table:style-name="ce6" table:formula="of:=['Segment lengths'.C75]-['Segment lengths'.C69]" office:value-type="time" office:time-value="PT00H19M50S" calcext:value-type="time">
            <text:p>00:19:50</text:p>
          </table:table-cell>
          <table:table-cell table:formula="of:=COUNTA(['Segment lengths'.B69:'Segment lengths'.B74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date" office:date-value="2015-12-18" calcext:value-type="date">
            <text:p>2015-12-18</text:p>
          </table:table-cell>
          <table:table-cell table:style-name="ce6" table:formula="of:=['Segment lengths'.C85]-['Segment lengths'.C78]" office:value-type="time" office:time-value="PT00H17M20S" calcext:value-type="time">
            <text:p>00:17:20</text:p>
          </table:table-cell>
          <table:table-cell table:formula="of:=COUNTA(['Segment lengths'.B78:'Segment lengths'.B84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date" office:date-value="2015-12-21" calcext:value-type="date">
            <text:p>2015-12-21</text:p>
          </table:table-cell>
          <table:table-cell table:style-name="ce6" table:formula="of:=['Segment lengths'.C94]-['Segment lengths'.C88]" office:value-type="time" office:time-value="PT00H30M10S" calcext:value-type="time">
            <text:p>00:30:10</text:p>
          </table:table-cell>
          <table:table-cell table:formula="of:=COUNTA(['Segment lengths'.B88:'Segment lengths'.B93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date" office:date-value="2015-12-22" calcext:value-type="date">
            <text:p>2015-12-22</text:p>
          </table:table-cell>
          <table:table-cell table:style-name="ce6" table:formula="of:=['Segment lengths'.C102]-['Segment lengths'.C97]" office:value-type="time" office:time-value="PT00H11M07S" calcext:value-type="time">
            <text:p>00:11:07</text:p>
          </table:table-cell>
          <table:table-cell table:formula="of:=COUNTA(['Segment lengths'.B97:'Segment lengths'.B101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date" office:date-value="2016-01-07" calcext:value-type="date">
            <text:p>2016-01-07</text:p>
          </table:table-cell>
          <table:table-cell table:style-name="ce6" table:formula="of:=['Segment lengths'.C111]-['Segment lengths'.C105]" office:value-type="time" office:time-value="PT00H32M14S" calcext:value-type="time">
            <text:p>00:32:14</text:p>
          </table:table-cell>
          <table:table-cell table:formula="of:=COUNTA(['Segment lengths'.B105:'Segment lengths'.B110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date" office:date-value="2016-01-08" calcext:value-type="date">
            <text:p>2016-01-08</text:p>
          </table:table-cell>
          <table:table-cell table:style-name="ce6" table:formula="of:=['Segment lengths'.C123]-['Segment lengths'.C114]" office:value-type="time" office:time-value="PT00H45M52S" calcext:value-type="time">
            <text:p>00:45:52</text:p>
          </table:table-cell>
          <table:table-cell table:formula="of:=COUNTA(['Segment lengths'.B114:'Segment lengths'.B122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date" office:date-value="2016-01-11" calcext:value-type="date">
            <text:p>2016-01-11</text:p>
          </table:table-cell>
          <table:table-cell table:style-name="ce6" table:formula="of:=['Segment lengths'.C134]-['Segment lengths'.C126]" office:value-type="time" office:time-value="PT00H35M16S" calcext:value-type="time">
            <text:p>00:35:16</text:p>
          </table:table-cell>
          <table:table-cell table:formula="of:=COUNTA(['Segment lengths'.B126:'Segment lengths'.B133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date" office:date-value="2016-01-12" calcext:value-type="date">
            <text:p>2016-01-12</text:p>
          </table:table-cell>
          <table:table-cell table:style-name="ce6" table:formula="of:=['Segment lengths'.C147]-['Segment lengths'.C137]" office:value-type="time" office:time-value="PT00H51M03S" calcext:value-type="time">
            <text:p>00:51:03</text:p>
          </table:table-cell>
          <table:table-cell table:formula="of:=COUNTA(['Segment lengths'.B137:'Segment lengths'.B146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date" office:date-value="2016-01-13" calcext:value-type="date">
            <text:p>2016-01-13</text:p>
          </table:table-cell>
          <table:table-cell table:style-name="ce6" table:formula="of:=['Segment lengths'.C156]-['Segment lengths'.C150]" office:value-type="time" office:time-value="PT00H59M36S" calcext:value-type="time">
            <text:p>00:59:36</text:p>
          </table:table-cell>
          <table:table-cell table:formula="of:=COUNTA(['Segment lengths'.B150:'Segment lengths'.B155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7" office:value-type="date" office:date-value="2016-01-14" calcext:value-type="date">
            <text:p>2016-01-14</text:p>
          </table:table-cell>
          <table:table-cell table:style-name="ce6" table:formula="of:=['Segment lengths'.C169]-['Segment lengths'.C159]" office:value-type="time" office:time-value="PT00H52M02S" calcext:value-type="time">
            <text:p>00:52:02</text:p>
          </table:table-cell>
          <table:table-cell table:formula="of:=COUNTA(['Segment lengths'.B159:'Segment lengths'.B168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date" office:date-value="2016-01-15" calcext:value-type="date">
            <text:p>2016-01-15</text:p>
          </table:table-cell>
          <table:table-cell table:style-name="ce6" table:formula="of:=['Segment lengths'.C181]-['Segment lengths'.C172]" office:value-type="time" office:time-value="PT00H40M00S" calcext:value-type="time">
            <text:p>00:40:00</text:p>
          </table:table-cell>
          <table:table-cell table:formula="of:=COUNTA(['Segment lengths'.B172:'Segment lengths'.B180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7" office:value-type="date" office:date-value="2016-01-18" calcext:value-type="date">
            <text:p>2016-01-18</text:p>
          </table:table-cell>
          <table:table-cell table:style-name="ce6" table:formula="of:=['Segment lengths'.C194]-['Segment lengths'.C184]" office:value-type="time" office:time-value="PT00H48M25S" calcext:value-type="time">
            <text:p>00:48:25</text:p>
          </table:table-cell>
          <table:table-cell table:formula="of:=COUNTA(['Segment lengths'.B184:'Segment lengths'.B193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date" office:date-value="2016-01-19" calcext:value-type="date">
            <text:p>2016-01-19</text:p>
          </table:table-cell>
          <table:table-cell table:style-name="ce6" table:formula="of:=['Segment lengths'.C204]-['Segment lengths'.C197]" office:value-type="time" office:time-value="PT00H39M24S" calcext:value-type="time">
            <text:p>00:39:24</text:p>
          </table:table-cell>
          <table:table-cell table:formula="of:=COUNTA(['Segment lengths'.B197:'Segment lengths'.B20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>
          <table:table-cell table:style-name="ce42" office:value-type="string" calcext:value-type="string">
            <text:p>Total effective duration</text:p>
          </table:table-cell>
          <table:table-cell table:style-name="ce5"/>
          <table:table-cell table:style-name="ce6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6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41" office:value-type="string" calcext:value-type="string">
            <text:p>Daily index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10"/>
        </table:table-row>
        <table:table-row table:style-name="ro1">
          <table:table-cell table:style-name="ce41" office:value-type="string" calcext:value-type="string">
            <text:p>Daily date</text:p>
          </table:table-cell>
          <table:table-cell table:style-name="ce43" office:value-type="date" office:date-value="2015-12-08" calcext:value-type="date">
            <text:p>2015-12-08</text:p>
          </table:table-cell>
          <table:table-cell table:style-name="ce43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8" table:number-columns-repeated="10"/>
        </table:table-row>
        <table:table-row table:style-name="ro1">
          <table:table-cell table:style-name="ce9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9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2" table:target-range-address="'total use of time per segment'.A5:'total use of time per segment'.D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D19" table:buttons="'total use of time per segment'.A1 'total use of time per segment'.A4 'total use of time per segment'.B3" table:ignore-empty-rows="true">
          <table:source-cell-range table:cell-range-address="'Segment lengths'.A1:'Segment lengths'.D205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10" table:display="true" table:show-details="true"/>
                <table:data-pilot-member table:name="00:12:2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  <table:data-pilot-field table:source-field-name="Segment" table:orientation="data" table:used-hierarchy="-1" table:function="count">
            <table:data-pilot-level/>
          </table:data-pilot-field>
        </table:data-pilot-table>
        <table:data-pilot-table table:name="DataPilot2" table:application-data="" table:target-range-address="'segment deltas'.A1:'segment deltas'.D19" table:buttons="'segment deltas'.A1 'segment deltas'.A4 'segment deltas'.B3" table:ignore-empty-rows="true">
          <table:source-cell-range table:cell-range-address="'Segment lengths'.A1:'Segment lengths'.D205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10" table:data-field="Daily index"/>
              <table:data-pilot-sort-info table:order="ascending" table:data-field="Daily index" table:sort-mode="data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0" table:function="min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ily index" table:orientation="data" table:used-hierarchy="-1" table:function="countnums">
            <table:data-pilot-level/>
          </table:data-pilot-field>
          <table:data-pilot-field table:source-field-name="Daily index" table:orientation="data" table:used-hierarchy="-1" table:function="max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0000-00-00T00:00:01.415159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26T12:09:10.726834000</dc:date>
    <meta:editing-duration>P16DT21H1M52S</meta:editing-duration>
    <meta:editing-cycles>44</meta:editing-cycles>
    <meta:generator>LibreOffice/4.1.2.3$MacOSX_x86 LibreOffice_project/40b2d7fde7e8d2d7bc5a449dc65df4d08a7dd38</meta:generator>
    <meta:document-statistic meta:table-count="5" meta:cell-count="1605" meta:object-count="0"/>
  </office:meta>
</office:document-meta>
</file>